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language="ru" fo:country="RU" fo:font-weight="normal" officeooo:rsid="0036bb49" officeooo:paragraph-rsid="0108219e" fo:background-color="transparent" style:font-size-asian="12pt" style:font-weight-asian="normal" style:font-size-complex="12pt" style:font-weight-complex="normal"/>
    </style:style>
    <style:style style:name="P2" style:family="paragraph" style:parent-style-name="Standard" style:list-style-name="L1">
      <style:text-properties style:font-name="Liberation Serif" officeooo:rsid="00d0744f" officeooo:paragraph-rsid="0108219e"/>
    </style:style>
    <style:style style:name="P3" style:family="paragraph" style:parent-style-name="Standard">
      <style:text-properties style:font-name="Liberation Serif" officeooo:rsid="00d0744f" officeooo:paragraph-rsid="0108219e"/>
    </style:style>
    <style:style style:name="P4" style:family="paragraph" style:parent-style-name="Standard">
      <style:text-properties style:font-name="Liberation Serif" officeooo:paragraph-rsid="0108219e"/>
    </style:style>
    <style:style style:name="P5" style:family="paragraph" style:parent-style-name="Standard" style:list-style-name="L1">
      <style:text-properties fo:font-variant="normal" fo:text-transform="none" fo:color="#333333" style:font-name="Liberation Serif" fo:font-size="12pt" fo:letter-spacing="normal" fo:font-style="normal" fo:font-weight="normal" officeooo:rsid="00d0744f" officeooo:paragraph-rsid="0108219e"/>
    </style:style>
    <style:style style:name="P6" style:family="paragraph" style:parent-style-name="Standard" style:list-style-name="L1">
      <style:text-properties fo:font-variant="normal" fo:text-transform="none" fo:color="#333333" style:font-name="Liberation Serif" fo:font-size="12pt" fo:letter-spacing="normal" fo:language="en" fo:country="US" fo:font-style="normal" fo:font-weight="normal" officeooo:rsid="00d1335c" officeooo:paragraph-rsid="0108219e"/>
    </style:style>
    <style:style style:name="T1" style:family="text">
      <style:text-properties fo:font-size="12pt" fo:language="ru" fo:country="RU" officeooo:rsid="000b27cb" fo:background-color="transparent" loext:char-shading-value="0" style:font-size-asian="12pt" style:font-size-complex="12pt"/>
    </style:style>
    <style:style style:name="T2" style:family="text">
      <style:text-properties fo:font-size="12pt" fo:language="ru" fo:country="RU" fo:font-weight="bold" officeooo:rsid="00cec848" fo:background-color="transparent" loext:char-shading-value="0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color="#333333" fo:font-size="12pt" fo:letter-spacing="normal" fo:font-style="normal" fo:font-weight="normal"/>
    </style:style>
    <style:style style:name="T4" style:family="text">
      <style:text-properties fo:font-variant="normal" fo:text-transform="none" fo:color="#333333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333333" fo:font-size="12pt" fo:letter-spacing="normal" fo:font-style="normal" style:text-underline-style="solid" style:text-underline-width="auto" style:text-underline-color="font-color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#. </text:span><text:span text:style-name="T2">WebSockets → </text:span><text:span text:style-name="T3">технология, позволяющая открыть </text:span><text:span text:style-name="T5">постоянное двунаправленное сетевое соединение</text:span><text:span text:style-name="T3"> между </text:span><text:span text:style-name="T5">браузером пользователя и сервером</text:span><text:span text:style-name="T3">.</text:span></text:p>
      <text:p text:style-name="P3"><text:span text:style-name="T5">Применение</text:span><text:span text:style-name="T3">:</text:span></text:p>
      <text:list xml:id="list913354692" text:style-name="L1">
        <text:list-item>
          <text:p text:style-name="P5">чат</text:p>
        </text:list-item>
        <text:list-item>
          <text:p text:style-name="P5">онлайн-игры</text:p>
        </text:list-item>
        <text:list-item>
          <text:p text:style-name="P6">trading</text:p>
        </text:list-item>
        <text:list-item>
          <text:p text:style-name="P5">совместное редактирование документов</text:p>
        </text:list-item>
        <text:list-item>
          <text:p text:style-name="P2"><text:span text:style-name="T3">монитор</text:span><text:span text:style-name="T4">инг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866in" fo:margin-bottom="0.4008in" fo:margin-left="0.5035in" fo:margin-right="0.49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11:05:15.588943238</meta:creation-date>
    <dc:date>2020-11-03T11:51:52.521034417</dc:date>
    <meta:editing-duration>P1DT12H42M17S</meta:editing-duration>
    <meta:editing-cycles>182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28" meta:character-count="217" meta:non-whitespace-character-count="201"/>
  </office:meta>
</office:document-meta>
</file>